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5" calcext:value-type="float">
            <text:p>99,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" calcext:value-type="float">
            <text:p>99,679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16:31.515037942</meta:creation-date>
    <dc:date>2018-01-14T22:21:13.330104747</dc:date>
    <meta:editing-duration>PT4M42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